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1.2cm" svg:x="1.2cm" svg:y="2.2cm">
          <text:p text:style-name="P1">fldt : Text control : 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1.2cm" svg:x="1.2cm" svg:y="3.6cm">
          <text:p text:style-name="P1">fldj : TextNum control : 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1.2cm" svg:x="1.2cm" svg:y="5.1cm">
          <text:p text:style-name="P1">fldi : Integer control : 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1.2cm" svg:x="1.2cm" svg:y="6.6cm">
          <text:p text:style-name="P1">fldd : Date control : 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1.2cm" svg:x="1.2cm" svg:y="8.1cm">
          <text:p text:style-name="P1">flde : Time control : 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1.2cm" svg:x="1.2cm" svg:y="9.5cm">
          <text:p text:style-name="P1">fldf : DateTime control : 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1.2cm" svg:x="1.2cm" svg:y="10.9cm">
          <text:p text:style-name="P1">fldw : Weekdays control : 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1.2cm" svg:x="1.2cm" svg:y="12.3cm">
          <text:p text:style-name="P1">fldz : FKFind control : 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1.2cm" svg:x="1.2cm" svg:y="13.7cm">
          <text:p text:style-name="P1">fldc : FKCombo control : 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6T09:46:46.035000000</meta:creation-date>
    <dc:date>2014-01-16T11:01:55.095000000</dc:date>
    <meta:editing-duration>PT14M38S</meta:editing-duration>
    <meta:editing-cycles>1</meta:editing-cycles>
    <meta:document-statistic meta:object-count="9"/>
    <meta:generator>LibreOffice/4.1.3.2$Windows_x86 LibreOffice_project/70feb7d99726f064edab4605a8ab840c50ec57a</meta:generator>
  </office:meta>
</office:document-meta>
</file>